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fffc" officeooo:paragraph-rsid="0066ff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6fffc" officeooo:paragraph-rsid="0066fff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712979" officeooo:paragraph-rsid="00712979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9c0ed" officeooo:paragraph-rsid="0069c0e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6fffc" officeooo:paragraph-rsid="0066fff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66fff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6dc54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6dc54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9c0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bold" officeooo:rsid="0055b1c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69c0ed"/>
    </style:style>
    <style:style style:name="T9" style:family="text">
      <style:text-properties officeooo:rsid="006b55f9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459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75cba5" style:font-size-asian="12pt" style:font-weight-asian="bold" style:font-size-complex="12pt" style:font-weight-complex="bold"/>
    </style:style>
    <style:style style:name="T18" style:family="text">
      <style:text-properties officeooo:rsid="00725e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6">4</text:span><text:span text:style-name="T17">0</text:span><text:span text:style-name="T16">1</text:span><text:span text:style-name="T10"> - </text:span><text:span text:style-name="T11">A/</text:span><text:span text:style-name="T12">A</text:span><text:span text:style-name="T11"> </text:span><text:span text:style-name="T13">- </text:span><text:span text:style-name="T14">Guns </text:span><text:span text:style-name="T15">and Sidewinders</text:span></text:p>
      <text:p text:style-name="P1"/>
      <text:p text:style-name="P4">Guns -- 6x 0.50 cal</text:p>
      <text:list xml:id="list2969577603" text:style-name="L1">
        <text:list-item>
          <text:p text:style-name="P7"><text:span text:style-name="T2">A</text:span><text:span text:style-name="T1">rming knob</text:span><text:span text:style-name="T4"> ... </text:span><text:span text:style-name="T1">All Guns??</text:span><text:span text:style-name="T4"> (left wall)</text:span></text:p>
        </text:list-item>
        <text:list-item>
          <text:p text:style-name="P8"><text:span text:style-name="T2">G</text:span><text:span text:style-name="T1">un-Missile selector knob</text:span><text:span text:style-name="T4"> ... </text:span><text:span text:style-name="T1">GUN</text:span><text:span text:style-name="T3">S</text:span><text:span text:style-name="T4"> (center console between legs, right side)</text:span></text:p>
        </text:list-item>
        <text:list-item>
          <text:p text:style-name="P10"><text:span text:style-name="T1">Target Wingspan lever</text:span> ... <text:span text:style-name="T1">As needed</text:span> (MiG-15 = 30 ft)</text:p>
        </text:list-item>
        <text:list-item>
          <text:p text:style-name="P10"><text:span text:style-name="T1">Mechanical Sight</text:span> ... <text:span text:style-name="T1">Uncage</text:span> (<text:span text:style-name="T1">Rear Thumb Button</text:span>)</text:p>
        </text:list-item>
        <text:list-item>
          <text:p text:style-name="P10">Max radar range is 1600 ft. <text:s/>Solid red light indicates radar tracking, flickering indicates radar getting returns but not tracking.</text:p>
        </text:list-item>
        <text:list-item>
          <text:p text:style-name="P10"><text:span text:style-name="T1">Electrical Caging</text:span> button ... <text:span text:style-name="T1">Hold</text:span> for a second, then <text:span text:style-name="T1">release</text:span> (<text:span text:style-name="T1">Front Thumb Button</text:span>). <text:s/>Radar should start tracking target's range.</text:p>
        </text:list-item>
        <text:list-item>
          <text:p text:style-name="P12">Maneuver in same plane as target and track smoothly.</text:p>
        </text:list-item>
        <text:list-item>
          <text:p text:style-name="P10">When <text:span text:style-name="T8">pipper is on the target, </text:span>press <text:span text:style-name="T1">Trigger</text:span> to fire.</text:p>
        </text:list-item>
      </text:list>
      <text:p text:style-name="P6"/>
      <text:p text:style-name="P5">GAR-8 Sidewinder -- IR seeking, very short range, tailpipe only</text:p>
      <text:list xml:id="list1722763051" text:style-name="L2">
        <text:list-item>
          <text:p text:style-name="P9"><text:span text:style-name="T2">G</text:span><text:span text:style-name="T1">un-Missile selector knob</text:span><text:span text:style-name="T4"> ... </text:span><text:span text:style-name="T1">MISSILE</text:span><text:span text:style-name="T4"> (center console between legs, right side)</text:span></text:p>
        </text:list-item>
        <text:list-item>
          <text:p text:style-name="P11"><text:span text:style-name="T1">Mechanical Sight</text:span> ... <text:span text:style-name="T1">Uncage</text:span> (Rear Thumb Button)</text:p>
        </text:list-item>
        <text:list-item>
          <text:p text:style-name="P9"><text:span text:style-name="T7">M</text:span><text:span text:style-name="T6">issile Launch Mode switch</text:span><text:span text:style-name="T5"> ... </text:span><text:span text:style-name="T6">RH</text:span><text:span text:style-name="T5"> (default) or </text:span><text:span text:style-name="T6">LH+RH</text:span><text:span text:style-name="T5"> as desired (to left of gunsight)</text:span></text:p>
        </text:list-item>
        <text:list-item>
          <text:p text:style-name="P11">Electrical Caging button ... Hold for a second, then release (Front Thumb Button). <text:s/>Radar should start tracking target's range.</text:p>
        </text:list-item>
        <text:list-item>
          <text:p text:style-name="P13">When you have tone and target is within 2000 ft, press <text:span text:style-name="T1">Red Button</text:span> to fire.</text:p>
        </text:list-item>
      </text:list>
      <text:p text:style-name="P2"/>
      <text:p text:style-name="P3">General dogfighting tips:</text:p>
      <text:list xml:id="list1124999629" text:style-name="L3">
        <text:list-item>
          <text:p text:style-name="P14">Keep your speed up, <text:span text:style-name="T9">0.61 Mach at sea level to 0.8 Mach at 40,000 ft (best climb speed) or more.</text:span></text:p>
        </text:list-item>
        <text:list-item>
          <text:p text:style-name="P15">MiG-15bis vs F-86F:</text:p>
          <text:list>
            <text:list-item>
              <text:p text:style-name="P16">Plane<text:tab/><text:tab/>Accel.<text:tab/>Sust. turn<text:tab/>Roll<text:tab/><text:tab/>Climb<text:tab/><text:tab/><text:tab/>Top speed and dive</text:p>
            </text:list-item>
            <text:list-item>
              <text:p text:style-name="P15"><text:span text:style-name="T1">MiG-15bis</text:span><text:tab/>better<text:tab/><text:tab/>better<text:tab/><text:tab/>worse<text:tab/><text:tab/>better (<text:span text:style-name="T18">@</text:span>0.6 M)<text:tab/>worse (0.875 Mach)</text:p>
            </text:list-item>
            <text:list-item>
              <text:p text:style-name="P15"><text:span text:style-name="T1">F-86F</text:span><text:tab/><text:tab/>worse<text:tab/><text:tab/>worse<text:tab/><text:tab/>better<text:tab/><text:tab/>worse (<text:span text:style-name="T18">@</text:span>0.61<text:span text:style-name="T18">+</text:span> M)<text:tab/>better (0.95 Mach)</text:p>
            </text:list-item>
            <text:list-item>
              <text:p text:style-name="P15"><text:span text:style-name="T1">If you're in the MiG:</text:span> Try to get the F-86 into a sustained level turn fight. <text:s/>If you get pulled into a scissors, break away ASAP and climb away at 0.6 Mach.</text:p>
            </text:list-item>
            <text:list-item>
              <text:p text:style-name="P15"><text:span text:style-name="T1">If you're in the F-86:</text:span> Use scissors maneuver with your better roll rate to force the MiG out front. <text:s/>If you get pulled into a sustained turn fight, dive away to &gt;0.9 Mach and extend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9:04.541000000</dc:date>
    <meta:editing-duration>PT8H22M24S</meta:editing-duration>
    <meta:editing-cycles>7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325" meta:character-count="1799" meta:non-whitespace-character-count="1502"/>
  </office:meta>
</office:document-meta>
</file>